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padding="0cm" fo:border="none" style:shadow="none" style:join-border="false"/>
    </style:style>
    <style:style style:name="P6" style:family="paragraph" style:parent-style-name="Standard">
      <style:text-properties officeooo:paragraph-rsid="002282a2"/>
    </style:style>
    <style:style style:name="P7" style:family="paragraph" style:parent-style-name="Standard">
      <style:paragraph-properties fo:break-before="page" fo:padding="0.074cm" fo:border-left="none" fo:border-right="none" fo:border-top="none" fo:border-bottom="0.99pt solid #000000" style:join-border="false"/>
    </style:style>
    <style:style style:name="P8" style:family="paragraph" style:parent-style-name="Standard">
      <style:paragraph-properties fo:padding="0.074cm" fo:border-left="none" fo:border-right="none" fo:border-top="none" fo:border-bottom="0.99pt solid #000000" style:join-border="false"/>
    </style:style>
    <style:style style:name="P9" style:family="paragraph" style:parent-style-name="Text_20_body">
      <style:text-properties officeooo:paragraph-rsid="0016b180"/>
    </style:style>
    <style:style style:name="P10" style:family="paragraph" style:parent-style-name="Text_20_body">
      <style:text-properties officeooo:paragraph-rsid="00188b6e"/>
    </style:style>
    <style:style style:name="P11" style:family="paragraph" style:parent-style-name="Text_20_body">
      <style:text-properties officeooo:paragraph-rsid="001bf7dd"/>
    </style:style>
    <style:style style:name="P12" style:family="paragraph" style:parent-style-name="Text_20_body">
      <style:text-properties officeooo:paragraph-rsid="001dd88d"/>
    </style:style>
    <style:style style:name="P13" style:family="paragraph" style:parent-style-name="Text_20_body">
      <style:text-properties officeooo:paragraph-rsid="002369a1"/>
    </style:style>
    <style:style style:name="P14" style:family="paragraph" style:parent-style-name="Text_20_body">
      <style:text-properties officeooo:paragraph-rsid="0025789b"/>
    </style:style>
    <style:style style:name="P15" style:family="paragraph" style:parent-style-name="Text_20_body">
      <style:text-properties officeooo:paragraph-rsid="00266d47"/>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3">
      <style:paragraph-properties fo:margin-left="2.501cm" fo:margin-right="0cm" fo:margin-top="0cm" fo:margin-bottom="0cm" style:contextual-spacing="false" fo:text-indent="-0.635cm" style:auto-text-indent="false"/>
    </style:style>
    <style:style style:name="P20" style:family="paragraph" style:parent-style-name="Text_20_body">
      <style:paragraph-properties fo:padding="0cm" fo:border="none" style:shadow="none" style:join-border="false"/>
    </style:style>
    <style:style style:name="P21" style:family="paragraph" style:parent-style-name="Heading_20_1">
      <style:paragraph-properties fo:break-before="page" fo:padding="0.074cm" fo:border-left="none" fo:border-right="none" fo:border-top="none" fo:border-bottom="0.99pt solid #000000" style:join-border="false"/>
    </style:style>
    <style:style style:name="P22" style:family="paragraph" style:parent-style-name="Heading_20_1">
      <style:paragraph-properties fo:break-before="page" fo:padding="0.074cm" fo:border-left="none" fo:border-right="none" fo:border-top="none" fo:border-bottom="0.06pt solid #000000" style:join-border="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Heading_20_2">
      <style:text-properties officeooo:paragraph-rsid="002282a2"/>
    </style:style>
    <style:style style:name="P26" style:family="paragraph" style:parent-style-name="Heading_20_2">
      <style:paragraph-properties fo:margin-top="0cm" fo:margin-bottom="0cm" style:contextual-spacing="fals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style="normal" fo:font-weight="bold" officeooo:rsid="0025789b"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25789b" style:font-weight-asian="bold" style:font-weight-complex="bold"/>
    </style:style>
    <style:style style:name="T8" style:family="text">
      <style:text-properties fo:font-weight="bold" officeooo:rsid="00266d47"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officeooo:rsid="00158689"/>
    </style:style>
    <style:style style:name="T13" style:family="text">
      <style:text-properties fo:font-size="16.1000003814697pt" fo:font-weight="bold" style:font-size-asian="16.1000003814697pt" style:font-weight-asian="bold" style:font-size-complex="16.1000003814697pt" style:font-weight-complex="bold"/>
    </style:style>
    <style:style style:name="T14" style:family="text">
      <style:text-properties officeooo:rsid="00170541"/>
    </style:style>
    <style:style style:name="T15" style:family="text">
      <style:text-properties officeooo:rsid="00188b6e"/>
    </style:style>
    <style:style style:name="T16" style:family="text">
      <style:text-properties officeooo:rsid="0018a69d"/>
    </style:style>
    <style:style style:name="T17" style:family="text">
      <style:text-properties officeooo:rsid="00196826"/>
    </style:style>
    <style:style style:name="T18" style:family="text">
      <style:text-properties officeooo:rsid="001a8c95"/>
    </style:style>
    <style:style style:name="T19" style:family="text">
      <style:text-properties officeooo:rsid="001bf7dd"/>
    </style:style>
    <style:style style:name="T20" style:family="text">
      <style:text-properties officeooo:rsid="001dd88d"/>
    </style:style>
    <style:style style:name="T21" style:family="text">
      <style:text-properties officeooo:rsid="001eb12f"/>
    </style:style>
    <style:style style:name="T22" style:family="text">
      <style:text-properties officeooo:rsid="0020b225"/>
    </style:style>
    <style:style style:name="T23" style:family="text">
      <style:text-properties officeooo:rsid="0020f3bf"/>
    </style:style>
    <style:style style:name="T24" style:family="text">
      <style:text-properties style:font-name="Arial" fo:font-size="16.1000003814697pt" fo:font-weight="bold" style:font-size-asian="16.1000003814697pt" style:font-weight-asian="bold" style:font-size-complex="16.1000003814697pt" style:font-weight-complex="bold"/>
    </style:style>
    <style:style style:name="T25" style:family="text">
      <style:text-properties officeooo:rsid="002369a1"/>
    </style:style>
    <style:style style:name="T26" style:family="text">
      <style:text-properties officeooo:rsid="00246213"/>
    </style:style>
    <style:style style:name="T27" style:family="text">
      <style:text-properties officeooo:rsid="0025789b"/>
    </style:style>
    <style:style style:name="T28" style:family="text">
      <style:text-properties officeooo:rsid="00266d47"/>
    </style:style>
    <style:style style:name="T29" style:family="text">
      <style:text-properties fo:font-weight="normal" officeooo:rsid="00266d47" style:font-weight-asian="normal" style:font-weight-complex="normal"/>
    </style:style>
    <style:style style:name="T30" style:family="text">
      <style:text-properties fo:font-weight="normal" officeooo:rsid="0029b077" style:font-weight-asian="normal" style:font-weight-complex="normal"/>
    </style:style>
    <style:style style:name="T31" style:family="text">
      <style:text-properties officeooo:rsid="0028323b"/>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3-25T18:43:53.13">25.03.13</text:date></text:p>
      <text:h text:style-name="P21"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036_1439191219" text:style-name="Index_20_Link" text:visited-style-name="Index_20_Link">Inhaltsverzeichnis<text:tab/>2</text:a></text:p>
          <text:p text:style-name="P23"><text:a xlink:type="simple" xlink:href="#__RefHeading__204_417131981" text:style-name="Index_20_Link" text:visited-style-name="Index_20_Link">UliCMS Installation<text:tab/>3</text:a></text:p>
          <text:p text:style-name="P27"><text:a xlink:type="simple" xlink:href="#__RefHeading__206_417131981" text:style-name="Index_20_Link" text:visited-style-name="Index_20_Link">Systemvoraussetzungen.<text:tab/>3</text:a></text:p>
          <text:p text:style-name="P27"><text:a xlink:type="simple" xlink:href="#__RefHeading__208_417131981" text:style-name="Index_20_Link" text:visited-style-name="Index_20_Link">Installation des Produkts<text:tab/>3</text:a></text:p>
          <text:p text:style-name="P23"><text:a xlink:type="simple" xlink:href="#__RefHeading__342_417131981" text:style-name="Index_20_Link" text:visited-style-name="Index_20_Link">UliCMS 2014 für Umsteiger von älteren Versionen<text:tab/>4</text:a></text:p>
          <text:p text:style-name="P27"><text:a xlink:type="simple" xlink:href="#__RefHeading__437_417131981" text:style-name="Index_20_Link" text:visited-style-name="Index_20_Link">Verbesserte Suchfunktion<text:tab/>4</text:a></text:p>
          <text:p text:style-name="P27"><text:a xlink:type="simple" xlink:href="#__RefHeading__439_417131981" text:style-name="Index_20_Link" text:visited-style-name="Index_20_Link">CKEditor aktualisiert<text:tab/>4</text:a></text:p>
          <text:p text:style-name="P27"><text:a xlink:type="simple" xlink:href="#__RefHeading__441_417131981" text:style-name="Index_20_Link" text:visited-style-name="Index_20_Link">Schwarze liste<text:tab/>4</text:a></text:p>
          <text:p text:style-name="P27"><text:a xlink:type="simple" xlink:href="#__RefHeading__443_417131981" text:style-name="Index_20_Link" text:visited-style-name="Index_20_Link">Papierkorb<text:tab/>4</text:a></text:p>
          <text:p text:style-name="P27"><text:a xlink:type="simple" xlink:href="#__RefHeading__445_417131981" text:style-name="Index_20_Link" text:visited-style-name="Index_20_Link">Modul-Schnittstelle erweitert<text:tab/>4</text:a></text:p>
          <text:p text:style-name="P27"><text:a xlink:type="simple" xlink:href="#__RefHeading__447_417131981" text:style-name="Index_20_Link" text:visited-style-name="Index_20_Link">Newsletter-Modul<text:tab/>4</text:a></text:p>
          <text:p text:style-name="P27"><text:a xlink:type="simple" xlink:href="#__RefHeading__629_2038089813" text:style-name="Index_20_Link" text:visited-style-name="Index_20_Link">Dropdown Menü<text:tab/>5</text:a></text:p>
          <text:p text:style-name="P27"><text:a xlink:type="simple" xlink:href="#__RefHeading__631_2038089813" text:style-name="Index_20_Link" text:visited-style-name="Index_20_Link">Automatisches MySQL-Backup<text:tab/>5</text:a></text:p>
          <text:p text:style-name="P27"><text:a xlink:type="simple" xlink:href="#__RefHeading__705_2038089813" text:style-name="Index_20_Link" text:visited-style-name="Index_20_Link">Template System erweitert<text:tab/>5</text:a></text:p>
          <text:p text:style-name="P23"><text:a xlink:type="simple" xlink:href="#__RefHeading__592_1620897138" text:style-name="Index_20_Link" text:visited-style-name="Index_20_Link">Konfiguration des Systems<text:tab/>6</text:a></text:p>
          <text:p text:style-name="P27"><text:a xlink:type="simple" xlink:href="#__RefHeading__594_1620897138" text:style-name="Index_20_Link" text:visited-style-name="Index_20_Link">Grundeinstellungen<text:tab/>6</text:a></text:p>
          <text:p text:style-name="P27"><text:a xlink:type="simple" xlink:href="#__RefHeading__596_1620897138" text:style-name="Index_20_Link" text:visited-style-name="Index_20_Link">Menüband anpassen<text:tab/>6</text:a></text:p>
          <text:p text:style-name="P28"><text:a xlink:type="simple" xlink:href="#__RefHeading__598_1620897138" text:style-name="Index_20_Link" text:visited-style-name="Index_20_Link">Spamfilter<text:tab/>6</text:a></text:p>
          <text:p text:style-name="P27"><text:a xlink:type="simple" xlink:href="#__RefHeading__600_1620897138" text:style-name="Index_20_Link" text:visited-style-name="Index_20_Link">Cache<text:tab/>6</text:a></text:p>
          <text:p text:style-name="P27"><text:a xlink:type="simple" xlink:href="#__RefHeading__602_1620897138" text:style-name="Index_20_Link" text:visited-style-name="Index_20_Link">MOTD<text:tab/>6</text:a></text:p>
          <text:p text:style-name="P27"><text:a xlink:type="simple" xlink:href="#__RefHeading__604_1620897138" text:style-name="Index_20_Link" text:visited-style-name="Index_20_Link">Logo<text:tab/>6</text:a></text:p>
          <text:p text:style-name="P27"><text:a xlink:type="simple" xlink:href="#__RefHeading__606_1620897138" text:style-name="Index_20_Link" text:visited-style-name="Index_20_Link">Sprachen<text:tab/>6</text:a></text:p>
          <text:p text:style-name="P23"><text:a xlink:type="simple" xlink:href="#__RefHeading__608_1620897138" text:style-name="Index_20_Link" text:visited-style-name="Index_20_Link">Mitgelieferte Module<text:tab/>7</text:a></text:p>
          <text:p text:style-name="P27"><text:a xlink:type="simple" xlink:href="#__RefHeading__695_1620897138" text:style-name="Index_20_Link" text:visited-style-name="Index_20_Link">blog<text:tab/>7</text:a></text:p>
          <text:p text:style-name="P27"><text:a xlink:type="simple" xlink:href="#__RefHeading__697_1620897138" text:style-name="Index_20_Link" text:visited-style-name="Index_20_Link">facebook_feed<text:tab/>7</text:a></text:p>
          <text:p text:style-name="P27"><text:a xlink:type="simple" xlink:href="#__RefHeading__699_1620897138" text:style-name="Index_20_Link" text:visited-style-name="Index_20_Link">gallery<text:tab/>7</text:a></text:p>
          <text:p text:style-name="P27"><text:a xlink:type="simple" xlink:href="#__RefHeading__701_1620897138" text:style-name="Index_20_Link" text:visited-style-name="Index_20_Link">guestbook<text:tab/>7</text:a></text:p>
          <text:p text:style-name="P27"><text:a xlink:type="simple" xlink:href="#__RefHeading__703_1620897138" text:style-name="Index_20_Link" text:visited-style-name="Index_20_Link">intramail<text:tab/>7</text:a></text:p>
          <text:p text:style-name="P27"><text:a xlink:type="simple" xlink:href="#__RefHeading__705_1620897138" text:style-name="Index_20_Link" text:visited-style-name="Index_20_Link">kontaktformular<text:tab/>7</text:a></text:p>
          <text:p text:style-name="P27"><text:a xlink:type="simple" xlink:href="#__RefHeading__707_1620897138" text:style-name="Index_20_Link" text:visited-style-name="Index_20_Link">lorem_ipsum<text:tab/>7</text:a></text:p>
          <text:p text:style-name="P27"><text:a xlink:type="simple" xlink:href="#__RefHeading__707_2038089813" text:style-name="Index_20_Link" text:visited-style-name="Index_20_Link">mysql_backup<text:tab/>7</text:a></text:p>
          <text:p text:style-name="P27"><text:a xlink:type="simple" xlink:href="#__RefHeading__709_1620897138" text:style-name="Index_20_Link" text:visited-style-name="Index_20_Link">newsletter<text:tab/>7</text:a></text:p>
          <text:p text:style-name="P27"><text:a xlink:type="simple" xlink:href="#__RefHeading__711_1620897138" text:style-name="Index_20_Link" text:visited-style-name="Index_20_Link">phpinfo<text:tab/>7</text:a></text:p>
          <text:p text:style-name="P27"><text:a xlink:type="simple" xlink:href="#__RefHeading__709_2038089813" text:style-name="Index_20_Link" text:visited-style-name="Index_20_Link">profiles<text:tab/>8</text:a></text:p>
          <text:p text:style-name="P27"><text:a xlink:type="simple" xlink:href="#__RefHeading__791_1620897138" text:style-name="Index_20_Link" text:visited-style-name="Index_20_Link">search<text:tab/>8</text:a></text:p>
          <text:p text:style-name="P27"><text:a xlink:type="simple" xlink:href="#__RefHeading__793_1620897138" text:style-name="Index_20_Link" text:visited-style-name="Index_20_Link">sitemap<text:tab/>8</text:a></text:p>
          <text:p text:style-name="P27"><text:a xlink:type="simple" xlink:href="#__RefHeading__795_1620897138" text:style-name="Index_20_Link" text:visited-style-name="Index_20_Link">socialbuttons<text:tab/>8</text:a></text:p>
          <text:p text:style-name="P27"><text:a xlink:type="simple" xlink:href="#__RefHeading__797_1620897138" text:style-name="Index_20_Link" text:visited-style-name="Index_20_Link">test<text:tab/>8</text:a></text:p>
        </text:index-body>
      </text:table-of-content>
      <text:p text:style-name="Text_20_body"/>
      <text:h text:style-name="P22" text:outline-level="1"><text:bookmark-start text:name="__RefHeading__204_417131981"/>UliCMS Installation<text:bookmark-end text:name="__RefHeading__204_417131981"/></text:h>
      <text:p text:style-name="Text_20_body"/>
      <text:h text:style-name="P26" text:outline-level="2"><text:bookmark-start text:name="__RefHeading__206_417131981"/><text:span text:style-name="T4">Systemvoraussetzungen</text:span>.<text:bookmark-end text:name="__RefHeading__206_417131981"/></text:h>
      <text:list xml:id="list38471483" text:style-name="L1">
        <text:list-item>
          <text:p text:style-name="P16">Webserver mit mindestens 30 MB Speicher</text:p>
        </text:list-item>
        <text:list-item>
          <text:p text:style-name="P16">PHP5-Unterstützung</text:p>
        </text:list-item>
        <text:list-item>
          <text:p text:style-name="P16">GD-Modul für PHP</text:p>
        </text:list-item>
        <text:list-item>
          <text:p text:style-name="P16">MySQL 5</text:p>
        </text:list-item>
      </text:list>
      <text:p text:style-name="P4"/>
      <text:h text:style-name="P24" text:outline-level="2"><text:bookmark-start text:name="__RefHeading__208_417131981"/>Installation des Produkts<text:bookmark-end text:name="__RefHeading__208_417131981"/></text:h>
      <text:list xml:id="list38471347" text:style-name="L2">
        <text:list-item>
          <text:p text:style-name="P17">Nachdem Sie das heruntergeladene Archiv entpackt haben, laden Sie den Inhalt des Ordners „ulicms“ per FTP in das Wurzelverzeichnis der Domain.<text:line-break/></text:p>
        </text:list-item>
        <text:list-item>
          <text:p text:style-name="P17">Machen Sie die folgenden Dateien und Ordner für den Webserver beschreibbar:</text:p>
        </text:list-item>
      </text:list>
      <text:list xml:id="list38442487" text:style-name="L3">
        <text:list-item>
          <text:p text:style-name="P19">cms-config.php</text:p>
        </text:list-item>
        <text:list-item>
          <text:p text:style-name="P19">content/ [und alles was darin enthalten ist]</text:p>
        </text:list-item>
        <text:list-item>
          <text:p text:style-name="P19">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38443173" text:style-name="L4">
        <text:list-item>
          <text:p text:style-name="P18">Rufen Sie <text:a xlink:type="simple" xlink:href="http://www.ihredomain.de/installer">http://www.ihredomain.de/installer</text:a> auf und folgen Sie den Anweisungen des Installations-Skriptes.<text:line-break/></text:p>
        </text:list-item>
        <text:list-item>
          <text:p text:style-name="P18">Nach der Installation werden Sie zum Adminbereich geleitet, wo Sie sich nun mit dem Login<text:line-break/>Nutzername: admin<text:line-break/>Passwort: &lt;Ihr gewähltes Passwort&gt;<text:line-break/><text:line-break/>Anmelden können.<text:line-break/></text:p>
        </text:list-item>
        <text:list-item>
          <text:p text:style-name="P18">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10">Anschließend die geänderte Datei hochladen</text:span><text:span text:style-name="T9"><text:line-break/></text:span></text:p>
        </text:list-item>
        <text:list-item>
          <text:p text:style-name="P18"><text:span text:style-name="T9">Dieser Punkt ist wichtig!</text:span><text:line-break/><text:line-break/>Löschen Sie <text:span text:style-name="T6">unbedingt</text:span> nach der erfolgreichen Installation den Ordner „installer“ vom FTP-Server.</text:p>
        </text:list-item>
      </text:list>
      <text:h text:style-name="P22"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24"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24" text:outline-level="2"><text:bookmark-start text:name="__RefHeading__439_417131981"/>CKEditor aktualisiert<text:bookmark-end text:name="__RefHeading__439_417131981"/></text:h>
      <text:p text:style-name="Text_20_body">Die Komponente <text:span text:style-name="T6">CKEditor </text:span><text:span text:style-name="T6">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text:span text:style-name="T17">eliminieren</text:spa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h text:style-name="Heading_20_2" text:outline-level="2"><text:bookmark-start text:name="__RefHeading__445_417131981"/>Modul-Schnittstelle erweitert<text:bookmark-end text:name="__RefHeading__445_417131981"/></text:h>
      <text:p text:style-name="Text_20_body"><text:span text:style-name="T12">Es wurden verschiedene Hooks hinzugefügt, um mehr Möglichkeiten für die Erweiterung des CMS zu schaffen: cron, before_content, after_content </text:span><text:span text:style-name="T26">und head</text:spa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p text:style-name="P7"><text:span text:style-name="T13">UliCMS 2014 für Umsteiger von älteren Versionen</text:span></text:p>
      <text:p text:style-name="P9"/>
      <text:h text:style-name="Heading_20_2" text:outline-level="2"><text:bookmark-start text:name="__RefHeading__629_2038089813"/><text:span text:style-name="T14">Dropdown Menü</text:span><text:bookmark-end text:name="__RefHeading__629_2038089813"/></text:h>
      <text:p text:style-name="P10"><text:span text:style-name="T15">Das neue Dropdown </text:span><text:span text:style-name="T16">Menü </text:span><text:span text:style-name="T15">im Backend macht die </text:span><text:span text:style-name="T16">Administration der Website</text:span><text:span text:style-name="T15"> schneller </text:span><text:span text:style-name="T16">und übersichtlicher</text:span></text:p>
      <text:p text:style-name="P10"><text:span text:style-name="T16"/></text:p>
      <text:h text:style-name="Heading_20_2" text:outline-level="2"><text:bookmark-start text:name="__RefHeading__631_2038089813"/><text:span text:style-name="T18">Automatisches MySQL-Backup</text:span><text:bookmark-end text:name="__RefHeading__631_2038089813"/></text:h>
      <text:p text:style-name="P11"><text:span text:style-name="T19">Damit können Sie die Datenbank alle X Tage automatisch </text:span><text:span text:style-name="T21">als SQL-Dump </text:span><text:span text:style-name="T19">sichern lassen.</text:span></text:p>
      <text:p text:style-name="P12"><text:span text:style-name="T20">So beugen Sie Datenverlusten vor.</text:span></text:p>
      <text:h text:style-name="Heading_20_2" text:outline-level="2"><text:bookmark-start text:name="__RefHeading__705_2038089813"/><text:span text:style-name="T25">Template System erweitert</text:span><text:bookmark-end text:name="__RefHeading__705_2038089813"/></text:h>
      <text:p text:style-name="P13"><text:span text:style-name="T25">Sie können nun eigene 404 und 403 Fehlerseiten </text:span><text:span text:style-name="T27">erstellen.</text:span></text:p>
      <text:p text:style-name="P14"><text:span text:style-name="T27">Dazu legen Sie im </text:span><text:span text:style-name="T5">templates</text:span><text:span text:style-name="T27"> </text:span><text:span text:style-name="T7">Ordner</text:span><text:span text:style-name="T27"> einfach eine Datei mit [Fehlernr.php] an, </text:span><text:span text:style-name="T28">also z.B.</text:span></text:p>
      <text:p text:style-name="P15"><text:span text:style-name="T28">Außerdem kann ein </text:span><text:span text:style-name="T31">Theme</text:span><text:span text:style-name="T28"> nun die Datei </text:span><text:span text:style-name="T8">functions.php</text:span><text:span text:style-name="T29"> in welcher man zusätzliche Funktionen zur bedingten Formatierung der Inhalte einfügen kann, </text:span><text:span text:style-name="T30">enthalten</text:span><text:span text:style-name="T29">.</text:span></text:p>
      <text:h text:style-name="P22"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22" text:outline-level="1"><text:bookmark-start text:name="__RefHeading__608_1620897138"/>Mitgelieferte Module<text:bookmark-end text:name="__RefHeading__608_1620897138"/></text:h>
      <text:p text:style-name="P5">UliCMS bringt mehrere Module zur Einbindung von Interaktiven Inhalten mit.</text:p>
      <text:p text:style-name="P5">Hier eine Kurzbeschreibung der Module.</text:p>
      <text:h text:style-name="Heading_20_2" text:outline-level="2"><text:bookmark-start text:name="__RefHeading__695_1620897138"/>blog<text:bookmark-end text:name="__RefHeading__695_1620897138"/></text:h>
      <text:p text:style-name="P5">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5">Eine Bildergalerie. Die Fotos müssen im jpg-Dateiformat in den Ordner <text:span text:style-name="T11">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5">Ein klassisches Gästebuch</text:p>
      <text:h text:style-name="Heading_20_2" text:outline-level="2"><text:bookmark-start text:name="__RefHeading__703_1620897138"/>intramail<text:bookmark-end text:name="__RefHeading__703_1620897138"/></text:h>
      <text:p text:style-name="P5">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5">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5">Blindtext</text:p>
      <text:h text:style-name="Heading_20_2" text:outline-level="2"><text:bookmark-start text:name="__RefHeading__707_2038089813"/><text:span text:style-name="T23">mysql_backup</text:span><text:bookmark-end text:name="__RefHeading__707_2038089813"/></text:h>
      <text:p text:style-name="Text_20_body"><text:span text:style-name="T23">Zeitgesteuert und automatisch Sicherungen der Datenbank erstellen lassen.</text:span></text:p>
      <text:h text:style-name="Heading_20_2" text:outline-level="2"><text:bookmark-start text:name="__RefHeading__709_1620897138"/><text:span text:style-name="T22">n</text:spa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p text:style-name="P8"><text:soft-page-break/><text:span text:style-name="T24">Mitgelieferte Module</text:span></text:p>
      <text:p text:style-name="Standard"/>
      <text:h text:style-name="P25" text:outline-level="2"><text:bookmark-start text:name="__RefHeading__709_2038089813"/>profiles<text:bookmark-end text:name="__RefHeading__709_2038089813"/></text:h>
      <text:p text:style-name="P6">Die Besucher können sich die Benutzerprofile der Redakteure/Administratoren ansehen</text:p>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6$Windows_x86 LibreOffice_project/2ef5aff-a6fb0ff-166bdff-cf087ad-0f1389</meta:generator>
    <dc:date>2013-03-25T18:43:53.10</dc:date>
    <meta:editing-duration>PT1H32M21S</meta:editing-duration>
    <meta:editing-cycles>145</meta:editing-cycles>
    <meta:document-statistic meta:table-count="0" meta:image-count="0" meta:object-count="0" meta:page-count="8" meta:paragraph-count="141" meta:word-count="1053" meta:character-count="7603" meta:non-whitespace-character-count="6694"/>
  </office:meta>
</office:document-meta>
</file>